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1.02cm"/>
      <style:paragraph-properties style:writing-mode="lr-tb"/>
    </style:style>
    <style:style style:name="gr6" style:family="graphic" style:parent-style-name="standard">
      <style:graphic-properties svg:stroke-color="#999999" draw:fill-color="#b2b2b2" draw:textarea-horizontal-align="justify" draw:textarea-vertical-align="middle" draw:auto-grow-height="false" fo:min-height="1.274cm" fo:min-width="17.788cm"/>
      <style:paragraph-properties style:writing-mode="lr-tb"/>
    </style:style>
    <style:style style:name="gr7" style:family="graphic" style:parent-style-name="standard">
      <style:graphic-properties draw:stroke="none" draw:fill="none" fo:min-height="0.512cm"/>
      <style:paragraph-properties style:writing-mode="lr-tb"/>
    </style:style>
    <style:style style:name="gr8" style:family="graphic" style:parent-style-name="standard">
      <style:graphic-properties svg:stroke-color="#999999" draw:fill-color="#b2b2b2" draw:textarea-horizontal-align="justify" draw:textarea-vertical-align="middle" draw:auto-grow-height="false" fo:min-height="3.052cm" fo:min-width="17.788cm"/>
      <style:paragraph-properties style:writing-mode="lr-tb"/>
    </style:style>
    <style:style style:name="gr9" style:family="graphic" style:parent-style-name="standard">
      <style:graphic-properties svg:stroke-color="#999999" draw:fill-color="#b2b2b2" draw:textarea-horizontal-align="justify" draw:textarea-vertical-align="middle" draw:auto-grow-height="false" fo:min-height="1.352cm" fo:min-width="15.756cm"/>
      <style:paragraph-properties style:writing-mode="lr-tb"/>
    </style:style>
    <style:style style:name="gr10" style:family="graphic" style:parent-style-name="standard">
      <style:graphic-properties svg:stroke-color="#999999" draw:fill-color="#b2b2b2" draw:textarea-horizontal-align="justify" draw:textarea-vertical-align="middle" draw:auto-grow-height="false" fo:min-height="2.8cm" fo:min-width="6.358cm"/>
      <style:paragraph-properties style:writing-mode="lr-tb"/>
    </style:style>
    <style:style style:name="gr11" style:family="graphic" style:parent-style-name="standard">
      <style:graphic-properties draw:stroke="none" draw:fill="none" fo:min-height="4.45cm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 style:font-independent-line-spacing="true"/>
      <style:text-properties fo:font-size="13pt" fo:font-weight="bold" style:font-weight-asian="bold" style:font-weight-complex="bold"/>
    </style:style>
    <style:style style:name="P9" style:family="paragraph">
      <style:paragraph-properties fo:margin-top="0.42cm" fo:margin-bottom="0.35cm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style:paragraph-properties fo:margin-top="0.42cm" fo:margin-bottom="0.35cm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fo:background-color="#ffffff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bold" fo:background-color="#ffffff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JavaScript Program" draw:style-name="dp1" draw:master-page-name="TITLE_5f_AND_5f_BODY" presentation:presentation-page-layout-name="AL1T1">
        <draw:frame draw:name="Google Shape;195;p37" presentation:style-name="pr1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Program</text:span></text:p>
          </draw:text-box>
        </draw:frame>
        <draw:frame draw:name="Google Shape;196;p37_1" presentation:style-name="pr2" draw:text-style-name="P6" draw:layer="layout" svg:width="23.543cm" svg:height="8.401cm" svg:x="2.233cm" svg:y="6.365cm" presentation:class="outline" presentation:user-transformed="true">
          <draw:text-box>
            <text:p text:style-name="P3"><text:span text:style-name="T2">Code</text:span><text:span text:style-name="T3"> is the text that makes up programs.</text:span></text:p>
            <text:p text:style-name="P4"><text:span text:style-name="T3">A </text:span><text:span text:style-name="T2">computer program</text:span><text:span text:style-name="T3"> is a collection of instructions that performs a </text:span><text:span text:style-name="T3">specific task when executed by a computer. </text:span></text:p>
            <text:p text:style-name="P4"><text:span text:style-name="T3">In a programming language, these programming instructions are called </text:span><text:span text:style-name="T2">statements</text:span><text:span text:style-name="T3">. </text:span></text:p>
            <text:p text:style-name="P5"><text:span text:style-name="T4">A </text:span><text:span text:style-name="T5">JavaScript program</text:span><text:span text:style-name="T4"> is a list of programming </text:span><text:span text:style-name="T5">statements</text:span><text:span text:style-name="T4">.</text:span></text:p>
          </draw:text-box>
        </draw:frame>
        <presentation:notes draw:style-name="dp1">
          <draw:page-thumbnail draw:name="Google Shape;192;g52a05b4c8d_0_94:notes" draw:style-name="gr1" draw:layer="layout" svg:width="18.665cm" svg:height="11.136cm" svg:x="1.167cm" svg:y="2.227cm" draw:page-number="1" presentation:class="page"/>
          <draw:frame draw:name="Google Shape;193;g52a05b4c8d_0_1"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1T1">
        <draw:frame draw:name="Google Shape;195;p37_0" draw:style-name="gr2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Statements</text:span></text:p>
          </draw:text-box>
        </draw:frame>
        <draw:frame draw:name="Google Shape;196;p37_0" draw:style-name="gr3" draw:text-style-name="P8" draw:layer="layout" svg:width="23.543cm" svg:height="8.401cm" svg:x="2.233cm" svg:y="6.365cm" presentation:class="outline" presentation:user-transformed="true">
          <draw:text-box>
            <text:p text:style-name="P3"><text:span text:style-name="T5">Statements</text:span><text:span text:style-name="T4"> are syntax constructs and commands that perform </text:span><text:span text:style-name="T4">actions.</text:span></text:p>
            <text:p text:style-name="P3"><text:span text:style-name="T4"/></text:p>
            <text:p text:style-name="P3"><text:span text:style-name="T4">We’ve already seen a statement, </text:span><text:span text:style-name="T5">alert('Hello, world!')</text:span><text:span text:style-name="T4">, which shows </text:span><text:span text:style-name="T4">the message </text:span><text:span text:style-name="T5">“Hello, world!”</text:span><text:span text:style-name="T4">.</text:span></text:p>
            <text:p text:style-name="P3"><text:span text:style-name="T4"/></text:p>
            <text:p text:style-name="P3"><text:span text:style-name="T4">We can have as many statements in our code as we want. </text:span><text:span text:style-name="T5">Statements</text:span><text:span text:style-name="T4"> </text:span><text:span text:style-name="T4">can be separated with a </text:span><text:span text:style-name="T5">semicolon.</text:span></text:p>
            <text:p text:style-name="P3"><text:span text:style-name="T4"/></text:p>
          </draw:text-box>
        </draw:frame>
        <presentation:notes draw:style-name="dp1">
          <draw:page-thumbnail draw:name="Google Shape;192;g52a05b4c8d_0_0" draw:style-name="gr1" draw:layer="layout" svg:width="18.665cm" svg:height="11.136cm" svg:x="1.167cm" svg:y="2.227cm" draw:page-number="2" presentation:class="page"/>
          <draw:frame draw:name="Google Shape;193;g52a05b4c8d_0_0" draw:style-name="g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_5f_" presentation:presentation-page-layout-name="AL1T1">
        <draw:frame draw:name="Google Shape;195;p37_1" presentation:style-name="pr4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Statements</text:span></text:p>
          </draw:text-box>
        </draw:frame>
        <draw:frame draw:style-name="gr5" draw:text-style-name="P10" draw:layer="layout" svg:width="21.348cm" svg:height="1.27cm" svg:x="3.29cm" svg:y="6.096cm">
          <draw:text-box>
            <text:p text:style-name="P9"><text:span text:style-name="T6">For example, here we split “Hello World” into two alerts:</text:span></text:p>
          </draw:text-box>
        </draw:frame>
        <draw:custom-shape draw:style-name="gr6" draw:text-style-name="P12" draw:layer="layout" svg:width="18.288cm" svg:height="1.524cm" svg:x="4.826cm" svg:y="7.366cm">
          <text:p text:style-name="P11">alert('Hello'); alert('World');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10" draw:layer="layout" svg:width="21.082cm" svg:height="1.673cm" svg:x="3.302cm" svg:y="9.906cm">
          <draw:text-box>
            <text:p text:style-name="P9"><text:span text:style-name="T6">Usually, statements are written on separate lines to make the code more readable:</text:span></text:p>
          </draw:text-box>
        </draw:frame>
        <draw:custom-shape draw:style-name="gr8" draw:text-style-name="P12" draw:layer="layout" svg:width="18.288cm" svg:height="3.302cm" svg:x="4.572cm" svg:y="11.938cm">
          <text:p text:style-name="P11">alert('Hello'); </text:p>
          <text:p text:style-name="P11">alert('World');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name="Google Shape;192;g52a05b4c8d_0_1" draw:style-name="gr1" draw:layer="layout" svg:width="18.665cm" svg:height="11.136cm" svg:x="1.167cm" svg:y="2.227cm" draw:page-number="3" presentation:class="page"/>
          <draw:frame draw:name="Google Shape;193;g52a05b4c8d_0_2"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_5f__5f_" presentation:presentation-page-layout-name="AL1T1">
        <draw:frame draw:name="Google Shape;195;p37_2" presentation:style-name="pr6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Statements</text:span></text:p>
          </draw:text-box>
        </draw:frame>
        <draw:frame draw:style-name="gr5" draw:text-style-name="P14" draw:layer="layout" svg:width="21.348cm" svg:height="3.224cm" svg:x="3.29cm" svg:y="5.896cm">
          <draw:text-box>
            <text:p text:style-name="P13"><text:span text:style-name="T7">Semi Colons</text:span></text:p>
            <text:p text:style-name="P13"><text:span text:style-name="T8">A semicolon may be omitted in most cases when a line break exists.</text:span></text:p>
            <text:p text:style-name="P13"><text:span text:style-name="T8">This would also work:</text:span></text:p>
          </draw:text-box>
        </draw:frame>
        <draw:custom-shape draw:style-name="gr9" draw:text-style-name="P12" draw:layer="layout" svg:width="16.256cm" svg:height="1.602cm" svg:x="4.318cm" svg:y="9.22cm">
          <text:p text:style-name="P11">alert('Hello'); </text:p>
          <text:p text:style-name="P11">alert('World');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4" draw:layer="layout" svg:width="21.348cm" svg:height="3.515cm" svg:x="3.036cm" svg:y="11.254cm">
          <draw:text-box>
            <text:p text:style-name="P13"><text:span text:style-name="T8">Here, JavaScript interprets the line break as an “implicit” semicolon. This is called an automatic semicolon insertion.</text:span></text:p>
            <text:p text:style-name="P13"><text:span text:style-name="T7">In most cases, a newline implies a semicolon. But “in most cases” does not mean “always”!</text:span></text:p>
          </draw:text-box>
        </draw:frame>
        <presentation:notes draw:style-name="dp1">
          <draw:page-thumbnail draw:name="Google Shape;192;g52a05b4c8d_0_2" draw:style-name="gr1" draw:layer="layout" svg:width="18.665cm" svg:height="11.136cm" svg:x="1.167cm" svg:y="2.227cm" draw:page-number="4" presentation:class="page"/>
          <draw:frame draw:name="Google Shape;193;g52a05b4c8d_0_3"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_5f__5f__5f_" presentation:presentation-page-layout-name="AL1T1">
        <draw:frame draw:name="Google Shape;195;p37_3" presentation:style-name="pr8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Statements</text:span></text:p>
          </draw:text-box>
        </draw:frame>
        <draw:frame draw:style-name="gr5" draw:text-style-name="P14" draw:layer="layout" svg:width="21.348cm" svg:height="1.673cm" svg:x="2.19cm" svg:y="5.896cm">
          <draw:text-box>
            <text:p text:style-name="P13"><text:span text:style-name="T7">There are cases when a newline does not mean a semicolon. For example:</text:span></text:p>
          </draw:text-box>
        </draw:frame>
        <draw:custom-shape draw:style-name="gr10" draw:text-style-name="P12" draw:layer="layout" svg:width="6.858cm" svg:height="3.05cm" svg:x="7.112cm" svg:y="7.11cm">
          <text:p text:style-name="P11">alert(3 +</text:p>
          <text:p text:style-name="P11">1</text:p>
          <text:p text:style-name="P11">+ 2);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6" draw:layer="layout" svg:width="25.58cm" svg:height="5.04cm" svg:x="2.286cm" svg:y="10.668cm">
          <draw:text-box>
            <text:p text:style-name="P15"><text:span text:style-name="T6">The code outputs 6 because </text:span><text:span text:style-name="T6">JavaScript does not insert </text:span><text:span text:style-name="T6">semicolons here. It is </text:span><text:span text:style-name="T6">intuitively obvious that if the </text:span><text:span text:style-name="T6">line ends with a plus "+", then </text:span><text:span text:style-name="T6">it is an “incomplete </text:span><text:span text:style-name="T6">expression”, so the semicolon </text:span><text:span text:style-name="T6">is not required. And in this </text:span><text:span text:style-name="T6">case that works as intended.</text:span></text:p>
            <text:p text:style-name="P15"><text:span text:style-name="T7">But there are situations </text:span><text:span text:style-name="T7">where JavaScript “fails” to </text:span><text:span text:style-name="T7">assume a semicolon where </text:span><text:span text:style-name="T7">it is really needed.</text:span></text:p>
            <text:p text:style-name="P15"/>
          </draw:text-box>
        </draw:frame>
        <presentation:notes draw:style-name="dp1">
          <draw:page-thumbnail draw:name="Google Shape;192;g52a05b4c8d_0_3" draw:style-name="gr1" draw:layer="layout" svg:width="18.665cm" svg:height="11.136cm" svg:x="1.167cm" svg:y="2.227cm" draw:page-number="5" presentation:class="page"/>
          <draw:frame draw:name="Google Shape;193;g52a05b4c8d_0_4" presentation:style-name="pr9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shrink-to-fit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shrink-to-fit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" style:display-name="TITLE_AND_BODY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standard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draw:style-name="standard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draw:style-name="Mgr6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standard" draw:layer="backgroundobjects" svg:width="16.799cm" svg:height="13.364cm" svg:x="2.1cm" svg:y="14.107cm" presentation:class="notes" presentation:placeholder="true">
          <draw:text-box/>
        </draw:frame>
        <draw:frame draw:style-name="Mgr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draw:style-name="Mgr7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draw:style-name="Mgr8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draw:style-name="Mgr8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_5f_" style:display-name="TITLE_AND_BODY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standard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draw:style-name="standard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draw:style-name="Mgr6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standard" draw:layer="backgroundobjects" svg:width="16.799cm" svg:height="13.364cm" svg:x="2.1cm" svg:y="14.107cm" presentation:class="notes" presentation:placeholder="true">
          <draw:text-box/>
        </draw:frame>
        <draw:frame draw:style-name="Mgr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draw:style-name="Mgr7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draw:style-name="Mgr8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draw:style-name="Mgr8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standard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draw:style-name="standard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draw:style-name="Mgr6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standard" draw:layer="backgroundobjects" svg:width="16.799cm" svg:height="13.364cm" svg:x="2.1cm" svg:y="14.107cm" presentation:class="notes" presentation:placeholder="true">
          <draw:text-box/>
        </draw:frame>
        <draw:frame draw:style-name="Mgr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draw:style-name="Mgr7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draw:style-name="Mgr8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draw:style-name="Mgr8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standard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draw:style-name="standard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draw:style-name="Mgr6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standard" draw:layer="backgroundobjects" svg:width="16.799cm" svg:height="13.364cm" svg:x="2.1cm" svg:y="14.107cm" presentation:class="notes" presentation:placeholder="true">
          <draw:text-box/>
        </draw:frame>
        <draw:frame draw:style-name="Mgr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draw:style-name="Mgr7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draw:style-name="Mgr8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draw:style-name="Mgr8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09:38.173880666</meta:creation-date>
    <dc:date>2020-07-30T12:28:18.850112161</dc:date>
    <meta:editing-duration>PT19S</meta:editing-duration>
    <meta:editing-cycles>1</meta:editing-cycles>
    <meta:document-statistic meta:object-count="113"/>
    <meta:generator>LibreOffice/6.4.4.2$Linux_X86_64 LibreOffice_project/40$Build-2</meta:generator>
  </office:meta>
</office:document-meta>
</file>